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000000" loext:opacity="100%"/>
    </style:style>
    <style:style style:name="P2" style:family="paragraph" style:parent-style-name="Standard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000000" loext:opacity="100%" style:font-name="Arial2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2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fo:font-variant="normal" fo:text-transform="none" fo:color="#000000" loext:opacity="100%" style:font-name="Arial2" fo:font-size="10.5pt" fo:letter-spacing="normal" fo:font-style="normal" fo:font-weight="normal"/>
    </style:style>
    <style:style style:name="P5" style:family="paragraph" style:parent-style-name="Standard">
      <style:paragraph-properties fo:text-align="end" style:justify-single-word="false"/>
      <style:text-properties fo:color="#000000" loext:opacity="100%"/>
    </style:style>
    <style:style style:name="P6" style:family="paragraph" style:parent-style-name="Standard">
      <style:paragraph-properties fo:text-align="start" style:justify-single-word="false"/>
      <style:text-properties fo:color="#000000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  <style:text-properties fo:font-variant="normal" fo:text-transform="none" fo:color="#000000" loext:opacity="100%" style:font-name="Arial2" fo:font-size="10.5pt" fo:letter-spacing="normal" fo:font-style="normal" fo:font-weight="normal"/>
    </style:style>
    <style:style style:name="P8" style:family="paragraph" style:parent-style-name="Text_20_body">
      <style:paragraph-properties fo:text-align="end" style:justify-single-word="false"/>
    </style:style>
    <style:style style:name="T1" style:family="text">
      <style:text-properties officeooo:rsid="0000de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Well, I think it's fine<text:line-break/>Building jumbo planes<text:line-break/>Or taking a ride on a cosmic train<text:line-break/>Switch on summer from a slot machine<text:line-break/>Yes, get what you want to if you want<text:line-break/>'Cause you can get anything</text:p>
      <text:p text:style-name="P2">I know we've come a long way<text:line-break/>We're changing day to day<text:line-break/>But tell me, where do the children play?</text:p>
      <text:p text:style-name="P2">Well, you roll on roads<text:line-break/>Over fresh green grass<text:line-break/>For your lorry loads<text:line-break/>Pumping petrol gas<text:line-break/>And you make them long<text:line-break/>And you make them tough<text:line-break/>But they just go on and on<text:line-break/>And it seems that you can't get off</text:p>
      <text:p text:style-name="P2">Oh, I know we've come a long way<text:line-break/>We're changing day to day<text:line-break/>But tell me, where do the children play?</text:p>
      <text:p text:style-name="P2">Well, you've cracked the sky<text:line-break/>Scrapers fill the air<text:line-break/>But will you keep on building higher<text:line-break/>'Til there's no more room up there?<text:line-break/>Will you make us laugh?<text:line-break/>Will you make us cry?<text:line-break/>Will you tell us when to live?<text:line-break/>Will you tell us when to die?</text:p>
      <text:p text:style-name="P3">I know we've come a long way<text:line-break/>We're changing day to day<text:line-break/>But tell me, where do the children play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Eh bien, je pense que c'est bien<text:line-break/>De construire des avions géants<text:line-break/>Ou de faire un tour sur un train cosmique<text:line-break/>Allumer l'été avec une machine à sous<text:line-break/>Oui, obtiens ce que tu veux si tu le veux<text:line-break/>Parce que tu peux obtenir tout ce que tu veux</text:p>
      <text:p text:style-name="P8">Je sais que nous avons parcouru un long chemin<text:line-break/>Nous changeons de jour en jour<text:line-break/>Mais dis-moi, où jouent les enfants ?</text:p>
      <text:p text:style-name="P8">Eh bien, tu roules sur des routes<text:line-break/>Sur de l'herbe verte fraîche<text:line-break/>Pour tes chargements de camions<text:line-break/>En pompant du carburant<text:line-break/>Et tu les rends longues<text:line-break/>Et tu les rends résistantes<text:line-break/>Mais elles continuent encore et encore<text:line-break/>Et il semble que tu ne puisses pas en descendre</text:p>
      <text:p text:style-name="P8">Oh, je sais que nous avons parcouru un long chemin<text:line-break/>Nous changeons de jour en jour<text:line-break/>Mais dis-moi, où jouent les enfants ?</text:p>
      <text:p text:style-name="P8">Eh bien, tu as fissuré le ciel<text:line-break/>Les gratte-ciels remplissent l'air<text:line-break/>Mais vas-tu continuer à construire plus haut<text:line-break/>Jusqu'à ce qu'il n'y ait plus de place là-haut ?<text:line-break/>Vas-tu nous faire rire ?<text:line-break/>Vas-tu nous faire pleurer ?<text:line-break/>Vas-tu nous dire quand vivre ?<text:line-break/>Vas-tu nous dire quand mourir ?</text:p>
      <text:p text:style-name="P8">Je sais que nous avons parcouru un long chemin<text:line-break/>Nous changeons de jour en jour<text:line-break/>Mais dis-moi, où jouent les enfants ?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3"><text:soft-page-break/>Auteur :</text:h>
      <text:p text:style-name="Text_20_body">Cat Stevens est un auteur-compositeur britannique très influent dans les années 1970, connu pour ses chansons introspectives et engagées.</text:p>
      <text:h text:style-name="Heading_20_3" text:outline-level="3">But de la chanson :</text:h>
      <text:p text:style-name="Text_20_body">La chanson questionne les impacts du progrès technologique et industriel sur l'environnement et sur la qualité de vie des générations futures. Elle reflète une inquiétude face à l'urbanisation rapide et la dégradation de la nature, en demandant si l'on pense encore à l'essentiel : le bien-être des enfants et la préservation de la planète.</text:p>
      <text:h text:style-name="Heading_20_3" text:outline-level="3">Pourquoi a-t-elle été créée ?</text:h>
      <text:p text:style-name="Text_20_body">Cat Stevens a écrit cette chanson à la fin des années 1960, une époque marquée par une prise de conscience croissante des problèmes environnementaux. Les mouvements écologistes commençaient à émerger, et Stevens, sensible à ces problématiques, a voulu exprimer à travers cette œuvre ses préoccupations pour l'avenir dans un monde en mutation rapide.</text:p>
      <text:p text:style-name="Text_20_body">Bien qu'elle ne soit pas une chanson extrêmement populaire, elle reste un morceau marquant pour ceux qui s'intéressent à la musique engagée et aux thèmes écologiques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7T08:47:48.784000000</meta:creation-date>
    <dc:date>2025-02-07T08:50:33.331000000</dc:date>
    <meta:editing-duration>PT2M47S</meta:editing-duration>
    <meta:editing-cycles>1</meta:editing-cycles>
    <meta:document-statistic meta:table-count="0" meta:image-count="0" meta:object-count="0" meta:page-count="3" meta:paragraph-count="19" meta:word-count="562" meta:character-count="3060" meta:non-whitespace-character-count="2516"/>
    <meta:generator>LibreOffice/7.3.7.2$Windows_X86_64 LibreOffice_project/e114eadc50a9ff8d8c8a0567d6da8f454beeb84f</meta:generator>
  </office:meta>
</office:document-meta>
</file>